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800006D3E00001A75F8603FF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2" style:family="paragraph" style:parent-style-name="Standard">
      <style:paragraph-properties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Standard">
      <style:paragraph-properties style:text-autospace="none" style:writing-mode="lr-tb"/>
      <style:text-properties style:font-name="Arial" style:font-name-asian="Arial" style:font-name-complex="Arial"/>
    </style:style>
    <style:style style:name="P4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 style:writing-mode="lr-tb"/>
      <style:text-properties style:font-name="Arial" fo:font-style="italic" style:font-name-asian="Arial" style:font-style-asian="italic" style:font-name-complex="Arial" style:font-style-complex="italic"/>
    </style:style>
    <style:style style:name="P7" style:family="paragraph" style:parent-style-name="Standard">
      <style:paragraph-properties style:text-autospace="none" style:writing-mode="lr-tb">
        <style:tab-stops/>
      </style:paragraph-properties>
    </style:style>
    <style:style style:name="P8" style:family="paragraph" style:parent-style-name="Standard">
      <style:paragraph-properties style:text-autospace="none" style:writing-mode="lr-tb">
        <style:tab-stops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style:text-autospace="none" style:writing-mode="lr-tb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style:text-autospace="none" style:writing-mode="lr-tb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style:text-autospace="none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style:text-autospace="none" style:writing-mode="lr-tb"/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text-autospace="none" style:writing-mode="lr-tb"/>
    </style:style>
    <style:style style:name="P15" style:family="paragraph" style:parent-style-name="Standard" style:master-page-name="Standard">
      <style:paragraph-properties style:page-number="auto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6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style:text-autospace="none" style:writing-mode="lr-tb"/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style:text-autospace="none" style:writing-mode="lr-tb"/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Arial" style:font-name-asian="Arial" style:font-name-complex="Arial" style:font-weight-complex="bold"/>
    </style:style>
    <style:style style:name="T6" style:family="text">
      <style:text-properties fo:font-variant="small-caps" style:font-name="Arial" fo:font-weight="bold" style:font-name-asian="Arial" style:font-weight-asian="bold" style:font-name-complex="Arial" style:font-weight-complex="bold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Ćwiczenie 2.<text:tab/>Prawa dostępu do zasobów w systemie Windows</text:p>
      <text:p text:style-name="P2"/>
      <text:p text:style-name="P3">Wykonał: ............</text:p>
      <text:p text:style-name="P3">Komputer: ............</text:p>
      <text:p text:style-name="P1"/>
      <text:p text:style-name="P8">Zadanie 1</text:p>
      <text:p text:style-name="P8"/>
      <text:p text:style-name="P7"><text:span text:style-name="T1">Rys. 1.1 (poniżej) Wykaz standardowych praw dostępu do pliku TESTxx.TXT (dla grupy </text:span><text:span text:style-name="T3">Goście </text:span><text:span text:style-name="T1">)</text:span></text:p>
      <text:p text:style-name="P10"/>
      <text:p text:style-name="P4"><draw:frame draw:style-name="fr1" draw:name="grafika1" text:anchor-type="as-char" svg:width="4.475cm" svg:height="1.085cm" draw:z-index="6"><draw:image xlink:href="Pictures/2000001800006D3E00001A75F8603FFB.wmf" xlink:type="simple" xlink:show="embed" xlink:actuate="onLoad"/></draw:frame></text:p>
      <text:p text:style-name="P10"/>
      <text:p text:style-name="P7"><text:span text:style-name="T1">Rys. 1.2 (poniżej) Wykaz praw specjalnych praw dostępu do pliku TESTxx.TXT (dla grupy </text:span><text:span text:style-name="T3">Goście </text:span><text:span text:style-name="T1">).</text:span></text:p>
      <text:p text:style-name="P10"/>
      <text:p text:style-name="P4"><draw:frame draw:style-name="fr1" draw:name="grafika2" text:anchor-type="as-char" svg:width="4.475cm" svg:height="1.085cm" draw:z-index="0"><draw:image xlink:href="Pictures/2000001800006D3E00001A75F8603FFB.wmf" xlink:type="simple" xlink:show="embed" xlink:actuate="onLoad"/></draw:frame></text:p>
      <text:p text:style-name="P10"/>
      <text:p text:style-name="P10"/>
      <text:p text:style-name="P8">Zadanie 2</text:p>
      <text:p text:style-name="P12"/>
      <text:p text:style-name="P12">Opis <text:s/>przeprowadzonych <text:s/>eksperymentów:</text:p>
      <text:p text:style-name="P4">......</text:p>
      <text:p text:style-name="P4">......</text:p>
      <text:p text:style-name="P12">Wnioski:</text:p>
      <text:p text:style-name="P4">......</text:p>
      <text:p text:style-name="P4">......</text:p>
      <text:p text:style-name="P4"/>
      <text:p text:style-name="P8">Zadanie 3</text:p>
      <text:p text:style-name="P12"/>
      <text:p text:style-name="P12">Opis <text:s/>przeprowadzonych <text:s/>eksperymentów:</text:p>
      <text:p text:style-name="P4">......</text:p>
      <text:p text:style-name="P4">......</text:p>
      <text:p text:style-name="P12">Wnioski:</text:p>
      <text:p text:style-name="P4">......</text:p>
      <text:p text:style-name="P4">......</text:p>
      <text:p text:style-name="P4"/>
      <text:p text:style-name="P4"/>
      <text:p text:style-name="P8">Zadanie 4</text:p>
      <text:p text:style-name="P4"/>
      <text:p text:style-name="P14"><text:span text:style-name="T1">Rys. 4.1 (poniżej) Obraz głównego okna właściwości dysku ćwiczebnego (punkt 10 zadania)</text:span><text:span text:style-name="T4">.</text:span></text:p>
      <text:p text:style-name="P11"/>
      <text:p text:style-name="P5"><draw:frame draw:style-name="fr1" draw:name="grafika3" text:anchor-type="as-char" svg:width="4.475cm" svg:height="1.085cm" draw:z-index="1"><draw:image xlink:href="Pictures/2000001800006D3E00001A75F8603FFB.wmf" xlink:type="simple" xlink:show="embed" xlink:actuate="onLoad"/></draw:frame></text:p>
      <text:p text:style-name="P5"><text:soft-page-break/></text:p>
      <text:p text:style-name="P14"><text:span text:style-name="T1">Rys. 4.2 (poniżej) Obraz okna prezentującego wpisy systemu limitowania wykorzystania dysku (13 punkt zadania)</text:span><text:span text:style-name="T4">.</text:span></text:p>
      <text:p text:style-name="P13"/>
      <text:p text:style-name="P5"><draw:frame draw:style-name="fr1" draw:name="grafika4" text:anchor-type="as-char" svg:width="4.475cm" svg:height="1.085cm" draw:z-index="2"><draw:image xlink:href="Pictures/2000001800006D3E00001A75F8603FFB.wmf" xlink:type="simple" xlink:show="embed" xlink:actuate="onLoad"/></draw:frame></text:p>
      <text:p text:style-name="P13"/>
      <text:p text:style-name="P9"/>
      <text:p text:style-name="P9">Zadanie 5</text:p>
      <text:p text:style-name="P5"/>
      <text:p text:style-name="P14"><text:span text:style-name="T1">Rys. 5 (poniżej) Obraz okna zawierającego ostateczny wykaz uprawnień zdefiniowanych dla udziału DANESIECIOWExx</text:span><text:span text:style-name="T4"> (dla grupy administratorów)</text:span></text:p>
      <text:p text:style-name="P11"/>
      <text:p text:style-name="P5"><draw:frame draw:style-name="fr1" draw:name="grafika5" text:anchor-type="as-char" svg:width="4.475cm" svg:height="1.085cm" draw:z-index="3"><draw:image xlink:href="Pictures/2000001800006D3E00001A75F8603FFB.wmf" xlink:type="simple" xlink:show="embed" xlink:actuate="onLoad"/></draw:frame></text:p>
      <text:p text:style-name="P5"/>
      <text:p text:style-name="P9"/>
      <text:p text:style-name="P9">Zadanie 6</text:p>
      <text:p text:style-name="P9"/>
      <text:p text:style-name="P14"><text:span text:style-name="T1">Rys. 6 (poniżej) Obraz okna </text:span><text:span text:style-name="T3">Mój komputer </text:span><text:span text:style-name="T1">prezentującego wykaz napędów logicznych komputera lokalnego (powinien być widoczny napęd P: mapujący udział z komputera partnera).</text:span></text:p>
      <text:p text:style-name="P6"/>
      <text:p text:style-name="P5"><draw:frame draw:style-name="fr1" draw:name="grafika6" text:anchor-type="as-char" svg:width="4.475cm" svg:height="1.085cm" draw:z-index="4"><draw:image xlink:href="Pictures/2000001800006D3E00001A75F8603FFB.wmf" xlink:type="simple" xlink:show="embed" xlink:actuate="onLoad"/></draw:frame></text:p>
      <text:p text:style-name="P9"/>
      <text:p text:style-name="P9">Zadanie 7</text:p>
      <text:p text:style-name="P9"/>
      <text:p text:style-name="P14"><text:span text:style-name="T1">Rys. 7 (poniżej) Obraz okna prezentującego zawartość udziału <text:s/></text:span><text:span text:style-name="T6">Tajny</text:span><text:span text:style-name="T5">xx</text:span><text:span text:style-name="T6">$ </text:span><text:span text:style-name="T2">na komputerze partnera</text:span><text:span text:style-name="T1"> (7 punkt zadania)</text:span><text:span text:style-name="T4">.</text:span></text:p>
      <text:p text:style-name="P6"/>
      <text:p text:style-name="P5"><draw:frame draw:style-name="fr1" draw:name="grafika7" text:anchor-type="as-char" svg:width="4.475cm" svg:height="1.085cm" draw:z-index="5"><draw:image xlink:href="Pictures/2000001800006D3E00001A75F8603FFB.wmf" xlink:type="simple" xlink:show="embed" xlink:actuate="onLoad"/></draw:frame></text:p>
      <text:p text:style-name="P9"/>
      <text:p text:style-name="P9"/>
      <text:p text:style-name="P9">Zadanie 8</text:p>
      <text:p text:style-name="P13"/>
      <text:p text:style-name="P13">Opis <text:s/>przeprowadzonych <text:s/>eksperymentów:</text:p>
      <text:p text:style-name="P5">......</text:p>
      <text:p text:style-name="P5">......</text:p>
      <text:p text:style-name="P13">Wnioski:</text:p>
      <text:p text:style-name="P5">......</text:p>
      <text:p text:style-name="P5">......</text:p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pl" fo:country="PL" style:font-name-asian="Times New Roman" style:font-size-asian="12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pl" fo:country="PL" style:font-size-asian="12pt" style:language-asian="pl" style:country-asian="PL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08-08-26T15:43:38</dc:date>
    <meta:editing-cycles>1</meta:editing-cycles>
    <meta:editing-duration>PT46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2" meta:paragraph-count="43" meta:word-count="146" meta:character-count="1193"/>
  </office:meta>
</office:document-meta>
</file>